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158466"/>
    </style:style>
    <style:style style:name="ce3" style:family="table-cell" style:parent-style-name="Default">
      <style:text-properties fo:color="#158466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0295in" svg:height="2.3217in" svg:x="2.8713in" svg:y="4.972in">
            <draw:object draw:notify-on-update-of-ranges="Sheet1.I31:Sheet1.I31 Sheet1.I32:Sheet1.I38 Sheet1.J31:Sheet1.J31 Sheet1.J32:Sheet1.J38 Sheet1.I31:Sheet1.I31 Sheet1.I32:Sheet1.I38 Sheet1.K31:Sheet1.K31 Sheet1.K32:Sheet1.K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AM: 32 GB</text:p>
          </table:table-cell>
          <table:table-cell office:value-type="string" calcext:value-type="string">
            <text:p>Intel(R) Core(TM) i5-8600 CPU @ 3.10GHz</text:p>
          </table:table-cell>
          <table:table-cell table:number-columns-repeated="6"/>
          <table:table-cell office:value-type="string" calcext:value-type="string">
            <text:p>RAM: 32 GB</text:p>
          </table:table-cell>
          <table:table-cell office:value-type="string" calcext:value-type="string">
            <text:p>11th Gen Intel(R) Core(TM) i7-11700 @ 2.50G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OR = 4/6</text:p>
          </table:table-cell>
          <table:table-cell table:number-columns-repeated="7"/>
          <table:table-cell office:value-type="string" calcext:value-type="string">
            <text:p>NCOR = 4/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eration 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teration 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75a62fc</text:p>
          </table:table-cell>
          <table:table-cell table:number-columns-repeated="7"/>
          <table:table-cell office:value-type="string" calcext:value-type="string">
            <text:p>75a62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[s]</text:p>
          </table:table-cell>
          <table:table-cell office:value-type="float" office:value="21.2" calcext:value-type="float">
            <text:p>21.2</text:p>
          </table:table-cell>
          <table:table-cell office:value-type="float" office:value="23.66" calcext:value-type="float">
            <text:p>23.66</text:p>
          </table:table-cell>
          <table:table-cell office:value-type="float" office:value="21.6" calcext:value-type="float">
            <text:p>21.6</text:p>
          </table:table-cell>
          <table:table-cell office:value-type="float" office:value="21.34" calcext:value-type="float">
            <text:p>21.34</text:p>
          </table:table-cell>
          <table:table-cell office:value-type="float" office:value="21.8" calcext:value-type="float">
            <text:p>21.8</text:p>
          </table:table-cell>
          <table:table-cell table:style-name="ce1" table:formula="of:=AVERAGE([.B5:.F5])" office:value-type="float" office:value="21.92" calcext:value-type="float">
            <text:p>21.92</text:p>
          </table:table-cell>
          <table:table-cell/>
          <table:table-cell office:value-type="string" calcext:value-type="string">
            <text:p>Load [s]</text:p>
          </table:table-cell>
          <table:table-cell office:value-type="float" office:value="11.178551" calcext:value-type="float">
            <text:p>11.178551</text:p>
          </table:table-cell>
          <table:table-cell office:value-type="float" office:value="11.163665" calcext:value-type="float">
            <text:p>11.163665</text:p>
          </table:table-cell>
          <table:table-cell office:value-type="float" office:value="11.349136" calcext:value-type="float">
            <text:p>11.349136</text:p>
          </table:table-cell>
          <table:table-cell office:value-type="float" office:value="11.251167" calcext:value-type="float">
            <text:p>11.251167</text:p>
          </table:table-cell>
          <table:table-cell office:value-type="float" office:value="11.428784" calcext:value-type="float">
            <text:p>11.428784</text:p>
          </table:table-cell>
          <table:table-cell table:style-name="ce1" table:formula="of:=AVERAGE([.J5:.N5])" office:value-type="float" office:value="11.2742606" calcext:value-type="float">
            <text:p>11.2742606</text:p>
          </table:table-cell>
        </table:table-row>
        <table:table-row table:style-name="ro1">
          <table:table-cell office:value-type="string" calcext:value-type="string">
            <text:p>Refresh [s]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table:style-name="ce1" table:formula="of:=AVERAGE([.B6:.F6])" office:value-type="float" office:value="4.98" calcext:value-type="float">
            <text:p>4.98</text:p>
          </table:table-cell>
          <table:table-cell/>
          <table:table-cell office:value-type="string" calcext:value-type="string">
            <text:p>Refresh [s]</text:p>
          </table:table-cell>
          <table:table-cell office:value-type="float" office:value="3.748207" calcext:value-type="float">
            <text:p>3.748207</text:p>
          </table:table-cell>
          <table:table-cell office:value-type="float" office:value="3.424025" calcext:value-type="float">
            <text:p>3.424025</text:p>
          </table:table-cell>
          <table:table-cell office:value-type="float" office:value="3.66186" calcext:value-type="float">
            <text:p>3.66186</text:p>
          </table:table-cell>
          <table:table-cell office:value-type="float" office:value="3.40842" calcext:value-type="float">
            <text:p>3.40842</text:p>
          </table:table-cell>
          <table:table-cell office:value-type="float" office:value="3.594024" calcext:value-type="float">
            <text:p>3.594024</text:p>
          </table:table-cell>
          <table:table-cell table:style-name="ce1" table:formula="of:=AVERAGE([.J6:.N6])" office:value-type="float" office:value="3.5673072" calcext:value-type="float">
            <text:p>3.5673072</text:p>
          </table:table-cell>
        </table:table-row>
        <table:table-row table:style-name="ro1">
          <table:table-cell office:value-type="string" calcext:value-type="string">
            <text:p>NCOR = 4/16</text:p>
          </table:table-cell>
          <table:table-cell table:number-columns-repeated="7"/>
          <table:table-cell office:value-type="string" calcext:value-type="string">
            <text:p>NCOR = 4/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88c861</text:p>
          </table:table-cell>
          <table:table-cell table:number-columns-repeated="7"/>
          <table:table-cell office:value-type="string" calcext:value-type="string">
            <text:p>688c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[s]</text:p>
          </table:table-cell>
          <table:table-cell office:value-type="float" office:value="5.293626" calcext:value-type="float">
            <text:p>5.293626</text:p>
          </table:table-cell>
          <table:table-cell office:value-type="float" office:value="5.480091" calcext:value-type="float">
            <text:p>5.480091</text:p>
          </table:table-cell>
          <table:table-cell office:value-type="float" office:value="4.987348" calcext:value-type="float">
            <text:p>4.987348</text:p>
          </table:table-cell>
          <table:table-cell office:value-type="float" office:value="5.2753" calcext:value-type="float">
            <text:p>5.2753</text:p>
          </table:table-cell>
          <table:table-cell office:value-type="float" office:value="5.245356" calcext:value-type="float">
            <text:p>5.245356</text:p>
          </table:table-cell>
          <table:table-cell table:style-name="ce2" table:formula="of:=AVERAGE([.B9:.F9])" office:value-type="float" office:value="5.2563442" calcext:value-type="float">
            <text:p>5.2563442</text:p>
          </table:table-cell>
          <table:table-cell/>
          <table:table-cell office:value-type="string" calcext:value-type="string">
            <text:p>Load [s]</text:p>
          </table:table-cell>
          <table:table-cell office:value-type="float" office:value="3.336702" calcext:value-type="float">
            <text:p>3.336702</text:p>
          </table:table-cell>
          <table:table-cell office:value-type="float" office:value="3.529193" calcext:value-type="float">
            <text:p>3.529193</text:p>
          </table:table-cell>
          <table:table-cell office:value-type="float" office:value="3.550044" calcext:value-type="float">
            <text:p>3.550044</text:p>
          </table:table-cell>
          <table:table-cell office:value-type="float" office:value="3.529676" calcext:value-type="float">
            <text:p>3.529676</text:p>
          </table:table-cell>
          <table:table-cell office:value-type="float" office:value="3.493263" calcext:value-type="float">
            <text:p>3.493263</text:p>
          </table:table-cell>
          <table:table-cell table:formula="of:=AVERAGE([.J9:.N9])" office:value-type="float" office:value="3.4877756" calcext:value-type="float">
            <text:p>3.4877756</text:p>
          </table:table-cell>
        </table:table-row>
        <table:table-row table:style-name="ro1">
          <table:table-cell office:value-type="string" calcext:value-type="string">
            <text:p>Refresh [s]</text:p>
          </table:table-cell>
          <table:table-cell office:value-type="float" office:value="3.781904" calcext:value-type="float">
            <text:p>3.781904</text:p>
          </table:table-cell>
          <table:table-cell office:value-type="float" office:value="4.099209" calcext:value-type="float">
            <text:p>4.099209</text:p>
          </table:table-cell>
          <table:table-cell office:value-type="float" office:value="4.477499" calcext:value-type="float">
            <text:p>4.477499</text:p>
          </table:table-cell>
          <table:table-cell office:value-type="float" office:value="4.280208" calcext:value-type="float">
            <text:p>4.280208</text:p>
          </table:table-cell>
          <table:table-cell office:value-type="float" office:value="4.06457" calcext:value-type="float">
            <text:p>4.06457</text:p>
          </table:table-cell>
          <table:table-cell table:style-name="ce2" table:formula="of:=AVERAGE([.B10:.F10])" office:value-type="float" office:value="4.140678" calcext:value-type="float">
            <text:p>4.140678</text:p>
          </table:table-cell>
          <table:table-cell/>
          <table:table-cell office:value-type="string" calcext:value-type="string">
            <text:p>Refresh [s]</text:p>
          </table:table-cell>
          <table:table-cell office:value-type="float" office:value="2.901628" calcext:value-type="float">
            <text:p>2.901628</text:p>
          </table:table-cell>
          <table:table-cell office:value-type="float" office:value="2.780654" calcext:value-type="float">
            <text:p>2.780654</text:p>
          </table:table-cell>
          <table:table-cell office:value-type="float" office:value="2.942901" calcext:value-type="float">
            <text:p>2.942901</text:p>
          </table:table-cell>
          <table:table-cell office:value-type="float" office:value="2.794096" calcext:value-type="float">
            <text:p>2.794096</text:p>
          </table:table-cell>
          <table:table-cell office:value-type="float" office:value="2.920043" calcext:value-type="float">
            <text:p>2.920043</text:p>
          </table:table-cell>
          <table:table-cell table:formula="of:=AVERAGE([.J10:.N10])" office:value-type="float" office:value="2.8678644" calcext:value-type="float">
            <text:p>2.867864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COR = 6/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Load [s]</text:p>
          </table:table-cell>
          <table:table-cell office:value-type="float" office:value="3.366153" calcext:value-type="float">
            <text:p>3.366153</text:p>
          </table:table-cell>
          <table:table-cell office:value-type="float" office:value="3.393138" calcext:value-type="float">
            <text:p>3.393138</text:p>
          </table:table-cell>
          <table:table-cell office:value-type="float" office:value="3.39611" calcext:value-type="float">
            <text:p>3.39611</text:p>
          </table:table-cell>
          <table:table-cell office:value-type="float" office:value="3.341757" calcext:value-type="float">
            <text:p>3.341757</text:p>
          </table:table-cell>
          <table:table-cell office:value-type="float" office:value="3.419446" calcext:value-type="float">
            <text:p>3.419446</text:p>
          </table:table-cell>
          <table:table-cell table:style-name="ce2" table:formula="of:=AVERAGE([.J12:.N12])" office:value-type="float" office:value="3.3833208" calcext:value-type="float">
            <text:p>3.38332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efresh [s]</text:p>
          </table:table-cell>
          <table:table-cell office:value-type="float" office:value="2.765077" calcext:value-type="float">
            <text:p>2.765077</text:p>
          </table:table-cell>
          <table:table-cell office:value-type="float" office:value="2.878941" calcext:value-type="float">
            <text:p>2.878941</text:p>
          </table:table-cell>
          <table:table-cell office:value-type="float" office:value="2.729116" calcext:value-type="float">
            <text:p>2.729116</text:p>
          </table:table-cell>
          <table:table-cell office:value-type="float" office:value="2.708947" calcext:value-type="float">
            <text:p>2.708947</text:p>
          </table:table-cell>
          <table:table-cell office:value-type="float" office:value="2.881733" calcext:value-type="float">
            <text:p>2.881733</text:p>
          </table:table-cell>
          <table:table-cell table:style-name="ce2" table:formula="of:=AVERAGE([.J13:.N13])" office:value-type="float" office:value="2.7927628" calcext:value-type="float">
            <text:p>2.79276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COR = 8/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Load [s]</text:p>
          </table:table-cell>
          <table:table-cell office:value-type="float" office:value="3.437331" calcext:value-type="float">
            <text:p>3.437331</text:p>
          </table:table-cell>
          <table:table-cell office:value-type="float" office:value="3.444158" calcext:value-type="float">
            <text:p>3.444158</text:p>
          </table:table-cell>
          <table:table-cell office:value-type="float" office:value="3.470327" calcext:value-type="float">
            <text:p>3.470327</text:p>
          </table:table-cell>
          <table:table-cell office:value-type="float" office:value="3.498616" calcext:value-type="float">
            <text:p>3.498616</text:p>
          </table:table-cell>
          <table:table-cell office:value-type="float" office:value="3.538802" calcext:value-type="float">
            <text:p>3.538802</text:p>
          </table:table-cell>
          <table:table-cell table:formula="of:=AVERAGE([.J15:.N15])" office:value-type="float" office:value="3.4778468" calcext:value-type="float">
            <text:p>3.477846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efresh [s]</text:p>
          </table:table-cell>
          <table:table-cell office:value-type="float" office:value="2.833422" calcext:value-type="float">
            <text:p>2.833422</text:p>
          </table:table-cell>
          <table:table-cell office:value-type="float" office:value="2.742424" calcext:value-type="float">
            <text:p>2.742424</text:p>
          </table:table-cell>
          <table:table-cell office:value-type="float" office:value="3.022047" calcext:value-type="float">
            <text:p>3.022047</text:p>
          </table:table-cell>
          <table:table-cell office:value-type="float" office:value="2.753641" calcext:value-type="float">
            <text:p>2.753641</text:p>
          </table:table-cell>
          <table:table-cell office:value-type="float" office:value="3.354281" calcext:value-type="float">
            <text:p>3.354281</text:p>
          </table:table-cell>
          <table:table-cell table:formula="of:=AVERAGE([.J16:.N16])" office:value-type="float" office:value="2.941163" calcext:value-type="float">
            <text:p>2.94116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COR = 10/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Load [s]</text:p>
          </table:table-cell>
          <table:table-cell office:value-type="float" office:value="3.360179" calcext:value-type="float">
            <text:p>3.360179</text:p>
          </table:table-cell>
          <table:table-cell office:value-type="float" office:value="3.458313" calcext:value-type="float">
            <text:p>3.458313</text:p>
          </table:table-cell>
          <table:table-cell office:value-type="float" office:value="3.506027" calcext:value-type="float">
            <text:p>3.506027</text:p>
          </table:table-cell>
          <table:table-cell office:value-type="float" office:value="3.533577" calcext:value-type="float">
            <text:p>3.533577</text:p>
          </table:table-cell>
          <table:table-cell office:value-type="float" office:value="3.669998" calcext:value-type="float">
            <text:p>3.669998</text:p>
          </table:table-cell>
          <table:table-cell table:formula="of:=AVERAGE([.J18:.N18])" office:value-type="float" office:value="3.5056188" calcext:value-type="float">
            <text:p>3.50561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efresh [s]</text:p>
          </table:table-cell>
          <table:table-cell office:value-type="float" office:value="2.86485800000001" calcext:value-type="float">
            <text:p>2.86485800000001</text:p>
          </table:table-cell>
          <table:table-cell office:value-type="float" office:value="3.004998" calcext:value-type="float">
            <text:p>3.004998</text:p>
          </table:table-cell>
          <table:table-cell office:value-type="float" office:value="2.816289" calcext:value-type="float">
            <text:p>2.816289</text:p>
          </table:table-cell>
          <table:table-cell office:value-type="float" office:value="2.829397" calcext:value-type="float">
            <text:p>2.829397</text:p>
          </table:table-cell>
          <table:table-cell office:value-type="float" office:value="2.948272" calcext:value-type="float">
            <text:p>2.948272</text:p>
          </table:table-cell>
          <table:table-cell table:formula="of:=AVERAGE([.J19:.N19])" office:value-type="float" office:value="2.8927628" calcext:value-type="float">
            <text:p>2.89276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COR = 12/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Load [s]</text:p>
          </table:table-cell>
          <table:table-cell office:value-type="float" office:value="3.41006" calcext:value-type="float">
            <text:p>3.41006</text:p>
          </table:table-cell>
          <table:table-cell office:value-type="float" office:value="3.551431" calcext:value-type="float">
            <text:p>3.551431</text:p>
          </table:table-cell>
          <table:table-cell office:value-type="float" office:value="3.562944" calcext:value-type="float">
            <text:p>3.562944</text:p>
          </table:table-cell>
          <table:table-cell office:value-type="float" office:value="3.53661899999999" calcext:value-type="float">
            <text:p>3.53661899999999</text:p>
          </table:table-cell>
          <table:table-cell office:value-type="float" office:value="3.601112" calcext:value-type="float">
            <text:p>3.601112</text:p>
          </table:table-cell>
          <table:table-cell table:formula="of:=AVERAGE([.J21:.N21])" office:value-type="float" office:value="3.5324332" calcext:value-type="float">
            <text:p>3.532433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efresh [s]</text:p>
          </table:table-cell>
          <table:table-cell office:value-type="float" office:value="3.086362" calcext:value-type="float">
            <text:p>3.086362</text:p>
          </table:table-cell>
          <table:table-cell office:value-type="float" office:value="2.934101" calcext:value-type="float">
            <text:p>2.934101</text:p>
          </table:table-cell>
          <table:table-cell office:value-type="float" office:value="3.055666" calcext:value-type="float">
            <text:p>3.055666</text:p>
          </table:table-cell>
          <table:table-cell office:value-type="float" office:value="2.845586" calcext:value-type="float">
            <text:p>2.845586</text:p>
          </table:table-cell>
          <table:table-cell office:value-type="float" office:value="3.018946" calcext:value-type="float">
            <text:p>3.018946</text:p>
          </table:table-cell>
          <table:table-cell table:formula="of:=AVERAGE([.J22:.N22])" office:value-type="float" office:value="2.9881322" calcext:value-type="float">
            <text:p>2.98813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COR = 14/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Load [s]</text:p>
          </table:table-cell>
          <table:table-cell office:value-type="float" office:value="3.556767" calcext:value-type="float">
            <text:p>3.556767</text:p>
          </table:table-cell>
          <table:table-cell office:value-type="float" office:value="3.553707" calcext:value-type="float">
            <text:p>3.553707</text:p>
          </table:table-cell>
          <table:table-cell office:value-type="float" office:value="3.609105" calcext:value-type="float">
            <text:p>3.609105</text:p>
          </table:table-cell>
          <table:table-cell office:value-type="float" office:value="3.552421" calcext:value-type="float">
            <text:p>3.552421</text:p>
          </table:table-cell>
          <table:table-cell office:value-type="float" office:value="3.57720399999999" calcext:value-type="float">
            <text:p>3.57720399999999</text:p>
          </table:table-cell>
          <table:table-cell table:formula="of:=AVERAGE([.J24:.N24])" office:value-type="float" office:value="3.5698408" calcext:value-type="float">
            <text:p>3.56984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efresh [s]</text:p>
          </table:table-cell>
          <table:table-cell office:value-type="float" office:value="3.068157" calcext:value-type="float">
            <text:p>3.068157</text:p>
          </table:table-cell>
          <table:table-cell office:value-type="float" office:value="3.133405" calcext:value-type="float">
            <text:p>3.133405</text:p>
          </table:table-cell>
          <table:table-cell office:value-type="float" office:value="2.9692" calcext:value-type="float">
            <text:p>2.9692</text:p>
          </table:table-cell>
          <table:table-cell office:value-type="float" office:value="3.077393" calcext:value-type="float">
            <text:p>3.077393</text:p>
          </table:table-cell>
          <table:table-cell office:value-type="float" office:value="2.932785" calcext:value-type="float">
            <text:p>2.932785</text:p>
          </table:table-cell>
          <table:table-cell table:formula="of:=AVERAGE([.J25:.N25])" office:value-type="float" office:value="3.036188" calcext:value-type="float">
            <text:p>3.0361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COR = 16/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Load [s]</text:p>
          </table:table-cell>
          <table:table-cell office:value-type="float" office:value="3.665866" calcext:value-type="float">
            <text:p>3.665866</text:p>
          </table:table-cell>
          <table:table-cell office:value-type="float" office:value="3.75506" calcext:value-type="float">
            <text:p>3.75506</text:p>
          </table:table-cell>
          <table:table-cell office:value-type="float" office:value="3.862475" calcext:value-type="float">
            <text:p>3.862475</text:p>
          </table:table-cell>
          <table:table-cell office:value-type="float" office:value="3.839998" calcext:value-type="float">
            <text:p>3.839998</text:p>
          </table:table-cell>
          <table:table-cell office:value-type="float" office:value="3.880708" calcext:value-type="float">
            <text:p>3.880708</text:p>
          </table:table-cell>
          <table:table-cell table:formula="of:=AVERAGE([.J27:.N27])" office:value-type="float" office:value="3.8008214" calcext:value-type="float">
            <text:p>3.80082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efresh [s]</text:p>
          </table:table-cell>
          <table:table-cell office:value-type="float" office:value="3.053764" calcext:value-type="float">
            <text:p>3.053764</text:p>
          </table:table-cell>
          <table:table-cell office:value-type="float" office:value="3.244761" calcext:value-type="float">
            <text:p>3.244761</text:p>
          </table:table-cell>
          <table:table-cell office:value-type="float" office:value="3.059163" calcext:value-type="float">
            <text:p>3.059163</text:p>
          </table:table-cell>
          <table:table-cell office:value-type="float" office:value="3.242446" calcext:value-type="float">
            <text:p>3.242446</text:p>
          </table:table-cell>
          <table:table-cell office:value-type="float" office:value="3.042663" calcext:value-type="float">
            <text:p>3.042663</text:p>
          </table:table-cell>
          <table:table-cell table:formula="of:=AVERAGE([.J28:.N28])" office:value-type="float" office:value="3.1285594" calcext:value-type="float">
            <text:p>3.128559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NCOR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fresh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.4877756" calcext:value-type="float">
            <text:p>3.4877756</text:p>
          </table:table-cell>
          <table:table-cell office:value-type="float" office:value="2.8678644" calcext:value-type="float">
            <text:p>2.8678644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" office:value-type="float" office:value="6" calcext:value-type="float">
            <text:p>6</text:p>
          </table:table-cell>
          <table:table-cell table:style-name="ce3" office:value-type="float" office:value="3.3833208" calcext:value-type="float">
            <text:p>3.3833208</text:p>
          </table:table-cell>
          <table:table-cell table:style-name="ce3" office:value-type="float" office:value="2.7927628" calcext:value-type="float">
            <text:p>2.792762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.4778468" calcext:value-type="float">
            <text:p>3.4778468</text:p>
          </table:table-cell>
          <table:table-cell office:value-type="float" office:value="2.941163" calcext:value-type="float">
            <text:p>2.94116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.5056188" calcext:value-type="float">
            <text:p>3.5056188</text:p>
          </table:table-cell>
          <table:table-cell office:value-type="float" office:value="2.8927628" calcext:value-type="float">
            <text:p>2.892762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3.5324332" calcext:value-type="float">
            <text:p>3.5324332</text:p>
          </table:table-cell>
          <table:table-cell office:value-type="float" office:value="2.9881322" calcext:value-type="float">
            <text:p>2.988132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.5698408" calcext:value-type="float">
            <text:p>3.5698408</text:p>
          </table:table-cell>
          <table:table-cell office:value-type="float" office:value="3.036188" calcext:value-type="float">
            <text:p>3.03618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3.8008214" calcext:value-type="float">
            <text:p>3.8008214</text:p>
          </table:table-cell>
          <table:table-cell office:value-type="float" office:value="3.1285594" calcext:value-type="float">
            <text:p>3.128559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09:02:07.789756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08:40:31.138953486</meta:creation-date>
    <dc:date>2022-04-21T09:45:18.932977095</dc:date>
    <meta:editing-duration>PT27M29S</meta:editing-duration>
    <meta:editing-cycles>7</meta:editing-cycles>
    <meta:generator>LibreOffice/7.0.4.2$Linux_X86_64 LibreOffice_project/00$Build-2</meta:generator>
    <meta:document-statistic meta:table-count="1" meta:cell-count="1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36cm" svg:height="5.898cm" xlink:href=".." xlink:type="simple" chart:class="chart:scatter" chart:style-name="ch1">
        <chart:legend chart:legend-position="end" svg:x="7.701cm" svg:y="2.401cm" style:legend-expansion="high" chart:style-name="ch2"/>
        <chart:plot-area chart:style-name="ch3" table:cell-range-address="Sheet1.I31:Sheet1.K38" chart:data-source-has-labels="row" svg:x="0.218cm" svg:y="0.103cm" svg:width="7.292cm" svg:height="5.663cm">
          <chart:coordinate-region svg:x="0.945cm" svg:y="0.302cm" svg:width="6.378cm" svg:height="4.8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32:Sheet1.J38" chart:label-cell-address="Sheet1.J31:Sheet1.J31" chart:class="chart:scatter">
            <chart:domain table:cell-range-address="Sheet1.I32:Sheet1.I38"/>
            <chart:data-point chart:repeated="7"/>
          </chart:series>
          <chart:series chart:style-name="ch7" chart:values-cell-range-address="Sheet1.K32:Sheet1.K38" chart:label-cell-address="Sheet1.K31:Sheet1.K3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Load</text:p>
                <draw:g>
                  <svg:desc>Sheet1.J31:Sheet1.J31</svg:desc>
                </draw:g>
              </table:table-cell>
              <table:table-cell office:value-type="string">
                <text:p>Refresh</text:p>
                <draw:g>
                  <svg:desc>Sheet1.K31:Sheet1.K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I32:Sheet1.I38</svg:desc>
                </draw:g>
              </table:table-cell>
              <table:table-cell office:value-type="float" office:value="3.4877756">
                <text:p>3.4877756</text:p>
                <draw:g>
                  <svg:desc>Sheet1.J32:Sheet1.J38</svg:desc>
                </draw:g>
              </table:table-cell>
              <table:table-cell office:value-type="float" office:value="2.8678644">
                <text:p>2.8678644</text:p>
                <draw:g>
                  <svg:desc>Sheet1.K32:Sheet1.K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.3833208">
                <text:p>3.3833208</text:p>
              </table:table-cell>
              <table:table-cell office:value-type="float" office:value="2.7927628">
                <text:p>2.7927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4778468">
                <text:p>3.4778468</text:p>
              </table:table-cell>
              <table:table-cell office:value-type="float" office:value="2.941163">
                <text:p>2.941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.5056188">
                <text:p>3.5056188</text:p>
              </table:table-cell>
              <table:table-cell office:value-type="float" office:value="2.8927628">
                <text:p>2.8927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.5324332">
                <text:p>3.5324332</text:p>
              </table:table-cell>
              <table:table-cell office:value-type="float" office:value="2.9881322">
                <text:p>2.9881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.5698408">
                <text:p>3.5698408</text:p>
              </table:table-cell>
              <table:table-cell office:value-type="float" office:value="3.036188">
                <text:p>3.036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.8008214">
                <text:p>3.8008214</text:p>
              </table:table-cell>
              <table:table-cell office:value-type="float" office:value="3.1285594">
                <text:p>3.12855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